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itrixnewsans-regular" svg:font-family="citrixnewsans-regular, 'Helvetica Neue', Helvetica, Roboto, Arial, sans-serif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8500" officeooo:paragraph-rsid="0013850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paragraph-rsid="00280708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rsid="001eb57d" officeooo:paragraph-rsid="001eb57d"/>
    </style:style>
    <style:style style:name="P4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fo:font-style="italic" officeooo:rsid="0016e591" officeooo:paragraph-rsid="0016e591" style:font-style-asian="italic" style:font-style-complex="italic"/>
    </style:style>
    <style:style style:name="P5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rsid="0016e591" officeooo:paragraph-rsid="001507a4"/>
    </style:style>
    <style:style style:name="P6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rsid="00138500" officeooo:paragraph-rsid="001cc8b3"/>
    </style:style>
    <style:style style:name="P7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rsid="00138500" officeooo:paragraph-rsid="00138500"/>
    </style:style>
    <style:style style:name="P8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paragraph-rsid="001507a4"/>
    </style:style>
    <style:style style:name="P9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paragraph-rsid="001cc8b3"/>
    </style:style>
    <style:style style:name="P10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paragraph-rsid="00227dbb"/>
    </style:style>
    <style:style style:name="P11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paragraph-rsid="00242231"/>
    </style:style>
    <style:style style:name="P12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paragraph-rsid="0027e133"/>
    </style:style>
    <style:style style:name="P13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paragraph-rsid="00280708"/>
    </style:style>
    <style:style style:name="P14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paragraph-rsid="00288317"/>
    </style:style>
    <style:style style:name="P15" style:family="paragraph" style:parent-style-name="Standard">
      <loext:graphic-properties draw:fill="none"/>
      <style:paragraph-properties fo:margin-left="0mm" fo:margin-right="0mm" fo:text-align="justify" style:justify-single-word="false" fo:text-indent="11.99mm" style:auto-text-indent="false" fo:background-color="transparent"/>
      <style:text-properties officeooo:paragraph-rsid="002a43fb"/>
    </style:style>
    <style:style style:name="P16" style:family="paragraph" style:parent-style-name="Standard" style:master-page-name="">
      <loext:graphic-properties draw:fill="none"/>
      <style:paragraph-properties fo:margin-left="0mm" fo:margin-right="0mm" fo:text-align="justify" style:justify-single-word="false" fo:text-indent="11.99mm" style:auto-text-indent="false" style:page-number="auto" fo:background-color="transparent"/>
      <style:text-properties officeooo:rsid="00138500" officeooo:paragraph-rsid="00138500"/>
    </style:style>
    <style:style style:name="T1" style:family="text">
      <style:text-properties officeooo:rsid="001507a4"/>
    </style:style>
    <style:style style:name="T2" style:family="text">
      <style:text-properties officeooo:rsid="0016e591"/>
    </style:style>
    <style:style style:name="T3" style:family="text">
      <style:text-properties officeooo:rsid="0016f1d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e4e7"/>
    </style:style>
    <style:style style:name="T6" style:family="text">
      <style:text-properties fo:font-style="italic" officeooo:rsid="0019e4e7" style:font-style-asian="italic" style:font-style-complex="italic"/>
    </style:style>
    <style:style style:name="T7" style:family="text">
      <style:text-properties officeooo:rsid="001b83bd"/>
    </style:style>
    <style:style style:name="T8" style:family="text">
      <style:text-properties fo:font-variant="normal" fo:text-transform="none" fo:color="#212529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12529" style:font-name="Liberation Serif" fo:font-size="12pt" fo:letter-spacing="normal" fo:font-style="normal" fo:font-weight="normal" officeooo:rsid="001dacca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242231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288317" style:font-size-asian="12pt" style:font-size-complex="12pt"/>
    </style:style>
    <style:style style:name="T13" style:family="text">
      <style:text-properties fo:font-variant="normal" fo:text-transform="none" fo:color="#3f5368" fo:letter-spacing="normal" fo:font-style="normal"/>
    </style:style>
    <style:style style:name="T14" style:family="text">
      <style:text-properties fo:font-variant="normal" fo:text-transform="none" fo:color="#3f5368" fo:letter-spacing="normal" fo:font-style="normal" officeooo:rsid="00280708"/>
    </style:style>
    <style:style style:name="T15" style:family="text">
      <style:text-properties style:font-name="Liberation Serif" officeooo:rsid="0016f1de"/>
    </style:style>
    <style:style style:name="T16" style:family="text">
      <style:text-properties style:font-name="Liberation Serif" fo:font-size="12pt" officeooo:rsid="0016f1de" style:font-size-asian="12pt" style:font-size-complex="12pt"/>
    </style:style>
    <style:style style:name="T17" style:family="text">
      <style:text-properties style:font-name="Liberation Serif" fo:font-size="12pt" officeooo:rsid="0018def8" style:font-size-asian="12pt" style:font-size-complex="12pt"/>
    </style:style>
    <style:style style:name="T18" style:family="text">
      <style:text-properties style:font-name="Liberation Serif" fo:font-size="12pt" officeooo:rsid="001b83bd" style:font-size-asian="12pt" style:font-size-complex="12pt"/>
    </style:style>
    <style:style style:name="T19" style:family="text">
      <style:text-properties style:font-name="Liberation Serif" fo:font-size="12pt" officeooo:rsid="001cc8b3" style:font-size-asian="12pt" style:font-size-complex="12pt"/>
    </style:style>
    <style:style style:name="T20" style:family="text">
      <style:text-properties style:font-name="Liberation Serif" fo:font-size="12pt" officeooo:rsid="001dacca" style:font-size-asian="12pt" style:font-size-complex="12pt"/>
    </style:style>
    <style:style style:name="T21" style:family="text">
      <style:text-properties style:font-name="Liberation Serif" fo:font-size="12pt" officeooo:rsid="001eb57d" style:font-size-asian="12pt" style:font-size-complex="12pt"/>
    </style:style>
    <style:style style:name="T22" style:family="text">
      <style:text-properties style:font-name="Liberation Serif" fo:font-size="12pt" officeooo:rsid="00209e91" style:font-size-asian="12pt" style:font-size-complex="12pt"/>
    </style:style>
    <style:style style:name="T23" style:family="text">
      <style:text-properties style:font-name="Liberation Serif" fo:font-size="12pt" officeooo:rsid="00227dbb" style:font-size-asian="12pt" style:font-size-complex="12pt"/>
    </style:style>
    <style:style style:name="T24" style:family="text">
      <style:text-properties style:font-name="Liberation Serif" fo:font-size="12pt" officeooo:rsid="00242231" style:font-size-asian="12pt" style:font-size-complex="12pt"/>
    </style:style>
    <style:style style:name="T25" style:family="text">
      <style:text-properties style:font-name="Liberation Serif" fo:font-size="12pt" officeooo:rsid="00261187" style:font-size-asian="12pt" style:font-size-complex="12pt"/>
    </style:style>
    <style:style style:name="T26" style:family="text">
      <style:text-properties style:font-name="Liberation Serif" fo:font-size="12pt" officeooo:rsid="00280708" style:font-size-asian="12pt" style:font-size-complex="12pt"/>
    </style:style>
    <style:style style:name="T27" style:family="text">
      <style:text-properties style:font-name="Liberation Serif" fo:font-size="12pt" officeooo:rsid="00288317" style:font-size-asian="12pt" style:font-size-complex="12pt"/>
    </style:style>
    <style:style style:name="T28" style:family="text">
      <style:text-properties officeooo:rsid="001d5ba5"/>
    </style:style>
    <style:style style:name="T29" style:family="text">
      <style:text-properties officeooo:rsid="00138500"/>
    </style:style>
    <style:style style:name="T30" style:family="text">
      <style:text-properties officeooo:rsid="001dacca"/>
    </style:style>
    <style:style style:name="T31" style:family="text">
      <style:text-properties officeooo:rsid="001eb57d"/>
    </style:style>
    <style:style style:name="T32" style:family="text">
      <style:text-properties officeooo:rsid="00261187"/>
    </style:style>
    <style:style style:name="T33" style:family="text">
      <style:text-properties officeooo:rsid="00272010"/>
    </style:style>
    <style:style style:name="T34" style:family="text">
      <style:text-properties officeooo:rsid="0027e133"/>
    </style:style>
    <style:style style:name="T35" style:family="text">
      <style:text-properties officeooo:rsid="00280708"/>
    </style:style>
    <style:style style:name="T36" style:family="text">
      <style:text-properties officeooo:rsid="00288317"/>
    </style:style>
    <style:style style:name="T37" style:family="text">
      <style:text-properties officeooo:rsid="002a43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5">Пелипас О.В., курс «</text:span><text:span text:style-name="T13">Подготовка к собеседованию специалиста по </text:span><text:span text:style-name="T14">ИБ», урок 1.</text:span></text:p>
      <text:p text:style-name="P2"><text:span text:style-name="T14"/></text:p>
      <text:p text:style-name="P1">Разбор сетевого ландшафта и рекомендации улучшения.</text:p>
      <text:p text:style-name="P1"/>
      <text:p text:style-name="P16"><text:span text:style-name="T4">Ландшафт</text:span>.</text:p>
      <text:p text:style-name="P13"><text:span text:style-name="T29">На представленной схеме </text:span><text:span text:style-name="T28">гетерогенная</text:span><text:span text:style-name="T29"> </text:span><text:span text:style-name="T1">клиент-серверн</text:span><text:span text:style-name="T30">ая</text:span><text:span text:style-name="T1"> </text:span><text:span text:style-name="T29">сеть, </text:span><text:span text:style-name="T1">топологии </text:span><text:span text:style-name="T5">активная </text:span><text:span text:style-name="T1">“звезда”. Внутренню</text:span><text:span text:style-name="T2">ю</text:span><text:span text:style-name="T1">, “частную” сеть от сетей общего пользования отделяет “демилитаризованная” зона. </text:span></text:p>
      <text:p text:style-name="P14"><text:span text:style-name="T35">В частном сегменте сети</text:span><text:span text:style-name="T30"> </text:span><text:span text:style-name="T31">2</text:span><text:span text:style-name="T30"> ключевы</text:span><text:span text:style-name="T35">х</text:span><text:span text:style-name="T30"> узла: кластер с базами данных, </text:span><text:span text:style-name="T31">на схеме — кластер Oracle RAC PRICE DB, далее — RAC,</text:span><text:span text:style-name="T30"> и </text:span><text:span text:style-name="T31">сервер управления подсетью пользовательских устройств - на схеме «Внутренне приложение «Скорин</text:span><text:span text:style-name="T1">г»</text:span><text:span text:style-name="T31">, далее ВН «Скор</text:span><text:span text:style-name="T1">ин</text:span><text:span text:style-name="T31">г».</text:span><text:span text:style-name="T1"> </text:span></text:p>
      <text:p text:style-name="P14"><text:span text:style-name="T26">К</text:span><text:span text:style-name="T21"> кластеру RAC с базами данных открыты подключения по порту 1521 от двух других кластеров из наружных сетей </text:span><text:span text:style-name="T26">и из «демилитаризованной» зоны сети</text:span><text:span text:style-name="T21">. </text:span><text:span text:style-name="T27">Эти подключения осуществляются по </text:span><text:span text:style-name="T12">порту «по умолчанию» листенера Oracle и для целей этой статьи могут считаться безопасными при правильно сконфигурированном листенере.</text:span></text:p>
      <text:p text:style-name="P3"/>
      <text:p text:style-name="P8"><text:span text:style-name="T5">На сервер «демилитаризованной» зоны по </text:span><text:span text:style-name="T31">защищённому</text:span><text:span text:style-name="T5"> протоколу </text:span><text:span text:style-name="T6">https</text:span><text:span text:style-name="T5"> на порт 443 приходят запросы от авторизованных пользователей из внешней сети через Web-приложение. </text:span><text:span text:style-name="T28">Авторизованные пользователи имеют ограниченные права </text:span><text:span text:style-name="T31">непривилегированного</text:span><text:span text:style-name="T28"> пользователя.</text:span></text:p>
      <text:p text:style-name="P3">Несмотря на систему идентификации и авторизации подключение внешних пользователей к серверу в «демилитаризованной» зоне представляет уязвимость.</text:p>
      <text:p text:style-name="P5"/>
      <text:p text:style-name="P9"><text:span text:style-name="T7">В</text:span><text:span text:style-name="T3"> </text:span><text:span text:style-name="T15">«частной» с</text:span><text:span text:style-name="T16">ети </text:span><text:span text:style-name="T17">развернут отказоустойчивый кластер из </text:span><text:span text:style-name="T18">нескольких</text:span><text:span text:style-name="T17"> серверов, </text:span><text:span text:style-name="T19">вероятно поднятых на </text:span><text:span text:style-name="T8">Red Hat /CentOS </text:span><text:span text:style-name="T9">(т.к. в требованиях настроек этих ОС указано обязательное применение FQDN)</text:span><text:span text:style-name="T8">,</text:span><text:span text:style-name="T17"> на которых </text:span><text:span text:style-name="T19">запущены</text:span><text:span text:style-name="T17"> три БД. </text:span><text:span text:style-name="T20">Маршрутизация кластера основана на циклическом интерфейсе — </text:span><text:span text:style-name="T22">для повышения отказоустойчивости — </text:span><text:span text:style-name="T23">присвоении одного IP группе серверов или служб</text:span><text:span text:style-name="T20">, работающих по одному стандартному порту, без привязки к конкретному аппаратному ресурсу. </text:span></text:p>
      <text:p text:style-name="P10"><text:span text:style-name="T20">В</text:span><text:span text:style-name="T21">нешние связи с кластером RAC со стороны подсети </text:span><text:span text:style-name="T23">ВН «Скоринг» можно признать уязвимостью, т.к. нет данных о защите входящих соединений самого сервера ВН «Скоринг» </text:span><text:span text:style-name="T24">со стороны почтового сервера и рабочего места специалиста по подбору кадров.</text:span><text:span text:style-name="T21"> </text:span></text:p>
      <text:p text:style-name="P11"><text:span text:style-name="T21">П</text:span><text:span text:style-name="T24">одключение рабочего места СБ (оператор) к серверу ВН «Скоринг» вероятно можно считать доверенным, безопасным, т.к. он</text:span><text:span text:style-name="T25">о</text:span><text:span text:style-name="T24"> идет через </text:span><text:span text:style-name="T10">NetScaler Gateway Plug-in </text:span><text:span text:style-name="T11">with Citrix.</text:span></text:p>
      <text:p text:style-name="P11"><text:span text:style-name="T21">Так как </text:span><text:span text:style-name="T25">нет</text:span><text:span text:style-name="T21"> данны</text:span><text:span text:style-name="T25">х</text:span><text:span text:style-name="T21"> о внешних кластерах и системе их защиты целесообразно считать эти подключения к кластеру RAC </text:span><text:span text:style-name="T23">также </text:span><text:span text:style-name="T21">небезопасными.</text:span></text:p>
      <text:p text:style-name="P6"/>
      <text:p text:style-name="P7"><text:span text:style-name="T4">Рекомендации</text:span>.</text:p>
      <text:p text:style-name="P12"><text:span text:style-name="T32">Для устранения уязвимости сервера </text:span><text:span text:style-name="T5">«демилитаризованной» зон</text:span><text:span text:style-name="T32">ы и его соединения с кластером </text:span><text:span text:style-name="T31">RAC </text:span><text:span text:style-name="T32">необходимо</text:span><text:span text:style-name="T5"> развернуть межсетев</text:span><text:span text:style-name="T36">ой</text:span><text:span text:style-name="T5"> экрана, один перед сервером </text:span><text:span text:style-name="T36">(второй также было бы необходимо развернуть </text:span><text:span text:style-name="T5">после него, </text:span><text:span text:style-name="T32">перед </text:span><text:span text:style-name="T31">RAC, </text:span><text:span text:style-name="T36">если бы не было инфоормации о передачах по порту 1521 через листенер Oracle, в этом случае, межсетевые экраны должны были бы работать на разных принципах)</text:span><text:span text:style-name="T5">. </text:span><text:span text:style-name="T34">Помимо этого, на </text:span><text:span text:style-name="T33">аппаратн</text:span><text:span text:style-name="T34">ое</text:span><text:span text:style-name="T33"> средств</text:span><text:span text:style-name="T34">о</text:span><text:span text:style-name="T33"> </text:span><text:span text:style-name="T34">сервера «демилитаризованной» зоны необходимо поставить</text:span><text:span text:style-name="T32"> САВЗ</text:span><text:span text:style-name="T5">, например Kaspersky Endpoin Security for Business.</text:span></text:p>
      <text:p text:style-name="P15"><text:span text:style-name="T32">На линии связи сервера ВН «Скоринг»</text:span><text:span text:style-name="T31"> </text:span><text:span text:style-name="T32">с почтовым сервером и рабочим местом специалиста по подбору кадров также надо поставить межсетевой экран, </text:span><text:span text:style-name="T33">а на сами аппаратны</text:span><text:span text:style-name="T34">е</text:span><text:span text:style-name="T33"> средства почтового сервера и рабочего места</text:span><text:span text:style-name="T32"> </text:span><text:span text:style-name="T34">необходимо поставить </text:span><text:span text:style-name="T32">САВЗ</text:span><text:span text:style-name="T5">. </text:span></text:p>
      <text:p text:style-name="P15"><text:span text:style-name="T37">В случае установки межсетевых экранов на «внутренних» линиях включать в САВЗ встроенный межсетевой экран не нуж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San Francisco', 'Helvetica Neue', Helvetica, Arial"/>
    <style:font-face style:name="Times New Roman" svg:font-family="'Times New Roman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itrixnewsans-regular" svg:font-family="citrixnewsans-regular, 'Helvetica Neue', Helvetica, Roboto, Arial, sans-serif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7:06:56.561460965</meta:creation-date>
    <dc:date>2020-05-26T06:24:56.126253361</dc:date>
    <meta:editing-duration>PT2H4M38S</meta:editing-duration>
    <meta:editing-cycles>15</meta:editing-cycles>
    <meta:generator>LibreOffice/6.4.3.2$Linux_X86_64 LibreOffice_project/40$Build-2</meta:generator>
    <meta:document-statistic meta:table-count="0" meta:image-count="0" meta:object-count="0" meta:page-count="1" meta:paragraph-count="16" meta:word-count="417" meta:character-count="3137" meta:non-whitespace-character-count="2727"/>
  </office:meta>
</office:document-meta>
</file>